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0pt" style:font-size-asian="110pt" style:font-size-complex="1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.S.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IN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shwat Arvindbhai Chovatiya </meta:initial-creator>
    <meta:creation-date>2023-10-27T23:09:45</meta:creation-date>
    <meta:document-statistic meta:table-count="0" meta:image-count="0" meta:object-count="0" meta:page-count="1" meta:paragraph-count="1" meta:word-count="1" meta:character-count="5"/>
    <dc:date>2023-10-27T23:11:42</dc:date>
    <dc:creator>Shashwat Arvindbhai Chovatiya </dc:creator>
    <meta:editing-duration>PT1M57S</meta:editing-duration>
    <meta:editing-cycles>1</meta:editing-cycles>
    <meta:generator>OpenOffice/4.1.14$Unix OpenOffice.org_project/4114m1$Build-9811</meta:generator>
  </office:meta>
</office:document-meta>
</file>